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fo:font-weight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16" style:family="table-cell" style:parent-style-name="Default" style:data-style-name="N143"/>
    <style:style style:name="ce17" style:family="table-cell" style:parent-style-name="Default" style:data-style-name="N143">
      <style:text-properties fo:font-weight="bold"/>
    </style:style>
    <style:style style:name="ce18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/>
          <table:table-cell table:style-name="ce13" table:number-columns-repeated="2"/>
          <table:table-cell table:style-name="ce13" office:value-type="string">
            <text:p>Modules</text:p>
          </table:table-cell>
          <table:table-cell table:style-name="ce13" table:number-columns-repeated="7"/>
          <table:table-cell table:style-name="ce18"/>
          <table:table-cell table:style-name="ce1" table:number-columns-repeated="241"/>
        </table:table-row>
        <table:table-row table:style-name="ro2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1" office:value-type="string">
            <text:p>E-block RFID Reader</text:p>
          </table:table-cell>
          <table:table-cell table:style-name="ce11" office:value-type="string">
            <text:p><text:s/>E-block Keypad</text:p>
          </table:table-cell>
          <table:table-cell table:style-name="ce11" office:value-type="string">
            <text:p>E-block SD/MMC</text:p>
          </table:table-cell>
          <table:table-cell table:style-name="ce11" office:value-type="string">
            <text:p>E-block Relay</text:p>
          </table:table-cell>
          <table:table-cell table:style-name="ce11" office:value-type="string">
            <text:p>E-block GLCD</text:p>
          </table:table-cell>
          <table:table-cell table:style-name="ce1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style-name="ce12" office:value-type="string">
            <text:p>(12V)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9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style-name="ce16" table:formula="oooc:=[.C5]-(SUM([.D5:.I5]))" office:value-type="float" office:value="-3">
            <text:p>-3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table:formula="oooc:=[.C6]-(SUM([.D6:.I6]))" office:value-type="float" office:value="-4">
            <text:p>-4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6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9]-(SUM([.D9:.I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0]-(SUM([.D10:.I1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6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2]-(SUM([.D12:.I1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7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table:number-columns-repeated="2"/>
          <table:table-cell/>
          <table:table-cell table:style-name="ce16" table:formula="oooc:=[.C18]-(SUM([.D18:.I1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table:number-columns-repeated="2"/>
          <table:table-cell/>
          <table:table-cell table:style-name="ce16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style-name="ce14"/>
          <table:table-cell/>
          <table:table-cell table:style-name="ce16" table:formula="oooc:=[.C20]-(SUM([.D20:.I2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style-name="ce14"/>
          <table:table-cell/>
          <table:table-cell table:style-name="ce16" table:formula="oooc:=[.C21]-(SUM([.D21:.I2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style-name="ce14"/>
          <table:table-cell/>
          <table:table-cell table:style-name="ce16" table:formula="oooc:=[.C22]-(SUM([.D22:.I2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table:number-columns-repeated="2"/>
          <table:table-cell/>
          <table:table-cell table:style-name="ce16" table:formula="oooc:=[.C23]-(SUM([.D23:.I23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table:number-columns-repeated="2"/>
          <table:table-cell/>
          <table:table-cell table:style-name="ce16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table:number-columns-repeated="2"/>
          <table:table-cell/>
          <table:table-cell table:style-name="ce16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table:number-columns-repeated="2"/>
          <table:table-cell/>
          <table:table-cell table:style-name="ce16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table:number-columns-repeated="2"/>
          <table:table-cell/>
          <table:table-cell table:style-name="ce16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31]-(SUM([.D31:.I31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32]-(SUM([.D32:.I32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15" office:value-type="float" office:value="1">
            <text:p>1</text:p>
          </table:table-cell>
          <table:table-cell/>
          <table:table-cell table:style-name="ce16" table:formula="oooc:=[.C34]-(SUM([.D34:.I3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15" office:value-type="float" office:value="1">
            <text:p>1</text:p>
          </table:table-cell>
          <table:table-cell/>
          <table:table-cell table:style-name="ce16" table:formula="oooc:=[.C35]-(SUM([.D35:.I3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15" office:value-type="float" office:value="1">
            <text:p>1</text:p>
          </table:table-cell>
          <table:table-cell/>
          <table:table-cell table:style-name="ce16" table:formula="oooc:=[.C36]-(SUM([.D36:.I3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6" table:formula="oooc:=[.C37]-(SUM([.D37:.I3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38]-(SUM([.D38:.I38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6" table:formula="oooc:=[.C39]-(SUM([.D39:.I3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40]-(SUM([.D40:.I40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7" office:value-type="string">
            <text:p>Lower Left</text:p>
          </table:table-cell>
          <table:table-cell table:style-name="ce7" table:number-columns-repeated="2"/>
          <table:table-cell table:style-name="ce2" table:number-columns-repeated="6"/>
          <table:table-cell table:style-name="ce17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44]-(SUM([.D44:.I4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5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9]-(SUM([.D49:.I4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50]-(SUM([.D50:.I5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51]-(SUM([.D51:.I5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52]-(SUM([.D52:.I5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53]-(SUM([.D53:.I53]))" office:value-type="float" office:value="1">
            <text:p>1</text:p>
          </table:table-cell>
          <table:table-cell table:number-columns-repeated="246"/>
        </table:table-row>
        <table:table-row table:style-name="ro1" table:number-rows-repeated="2"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ote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 <text:s/>Select jumper JP3, JP4 <text:s/>to use external RS232 or built in RS232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* Select jumper JP1 to select between ICP and E_PORTB7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 usage ATMEGA3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/>
          <table:table-cell table:style-name="ce13" table:number-columns-repeated="2"/>
          <table:table-cell table:style-name="ce13" office:value-type="string">
            <text:p>Modules</text:p>
          </table:table-cell>
          <table:table-cell table:style-name="ce13" table:number-columns-repeated="7"/>
          <table:table-cell table:style-name="ce18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TMGE32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-block I/O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9" office:value-type="string">
            <text:p>VCC (5,38,17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6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9" office:value-type="string">
            <text:p>GND(6,18,39)</text:p>
          </table:table-cell>
          <table:table-cell table:style-name="ce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6]-(SUM([.D6:.I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9" office:value-type="string">
            <text:p>PC0(19)</text:p>
          </table:table-cell>
          <table:table-cell table:style-name="ce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9" office:value-type="string">
            <text:p>PC1(20)</text:p>
          </table:table-cell>
          <table:table-cell table:style-name="ce9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6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9" office:value-type="string">
            <text:p>PD0(9)* <text:s text:c="9"/>JP3</text:p>
          </table:table-cell>
          <table:table-cell table:style-name="ce9" office:value-type="float" office:value="0">
            <text:p>0</text:p>
          </table:table-cell>
          <table:table-cell table:number-columns-repeated="6"/>
          <table:table-cell table:style-name="ce16" table:formula="oooc:=[.C9]-(SUM([.D9:.I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9" office:value-type="string">
            <text:p>PD1(10)* <text:s text:c="8"/>JP4</text:p>
          </table:table-cell>
          <table:table-cell table:style-name="ce9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10]-(SUM([.D10:.I1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9" office:value-type="string">
            <text:p>PD2(11)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6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9" office:value-type="string">
            <text:p>PD6(15)** <text:s text:c="7"/>JP1</text:p>
          </table:table-cell>
          <table:table-cell table:style-name="ce9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12]-(SUM([.D12:.I1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9" office:value-type="string">
            <text:p>PD5(14)/OC1A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9" office:value-type="string">
            <text:p>PD4(13)/OC1B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Anaglog Input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AVCC</text:p>
          </table:table-cell>
          <table:table-cell table:style-name="ce9" office:value-type="string">
            <text:p>AVCC(27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EF</text:p>
          </table:table-cell>
          <table:table-cell table:style-name="ce9" office:value-type="string">
            <text:p>AREF(29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9" office:value-type="string">
            <text:p>PA0(37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9" office:value-type="string">
            <text:p>PA1(36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9" office:value-type="string">
            <text:p>PA2(35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9" office:value-type="string">
            <text:p>PA3(34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9" office:value-type="string">
            <text:p>PA4(33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9" office:value-type="string">
            <text:p>PA5(32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9" office:value-type="string">
            <text:p>PA6(31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9" office:value-type="string">
            <text:p>PA7(30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9" office:value-type="string">
            <text:p>VCC(5,17,38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9" office:value-type="string">
            <text:p>GND(6,18,39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9" office:value-type="string">
            <text:p>PB0(40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9" office:value-type="string">
            <text:p>PB1(41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9" office:value-type="string">
            <text:p>PB2(42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9" office:value-type="string">
            <text:p>PB3 (43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9" office:value-type="string">
            <text:p>PB4(44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7]-(SUM([.D37:.I3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9" office:value-type="string">
            <text:p>PB5(1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8]-(SUM([.D38:.I3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9" office:value-type="string">
            <text:p>PB6(2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9]-(SUM([.D39:.I3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9" office:value-type="string">
            <text:p>PB7(3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40]-(SUM([.D40:.I4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7" office:value-type="string">
            <text:p>Lower Left</text:p>
          </table:table-cell>
          <table:table-cell table:style-name="ce7" table:number-columns-repeated="2"/>
          <table:table-cell table:style-name="ce2" table:number-columns-repeated="6"/>
          <table:table-cell table:style-name="ce17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9" office:value-type="string">
            <text:p>PD7(16)*** <text:s text:c="6"/>JP2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9" office:value-type="string">
            <text:p>PD3(12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9" office:value-type="string">
            <text:p>PC2(21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9" office:value-type="string">
            <text:p>PC3(22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9" office:value-type="string">
            <text:p>PC4(23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9" office:value-type="string">
            <text:p>PC5(24)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49]-(SUM([.D49:.I4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9" office:value-type="string">
            <text:p>PC6(25)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50]-(SUM([.D50:.I5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9" office:value-type="string">
            <text:p>PC7(26)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51]-(SUM([.D51:.I5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9" office:value-type="string">
            <text:p>PD7(16) *** <text:s text:c="5"/>JP2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52]-(SUM([.D52:.I5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9" office:value-type="string">
            <text:p>PD6(15) ** <text:s text:c="6"/>JP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ote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 <text:s/>Select jumper JP3, JP4 <text:s/>to use external RS232 or built in RS232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* Select jumper JP1 to select between ICP and E_PORTB7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ry us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26/05/2008</text:date>, <text:time>16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6-21T12:43:23</meta:creation-date>
    <dc:date>2008-05-26T16:06:01</dc:date>
    <dc:language>en-US</dc:language>
    <meta:editing-cycles>29</meta:editing-cycles>
    <meta:editing-duration>P1DT19H40M28S</meta:editing-duration>
    <meta:user-defined meta:name="Info 1"/>
    <meta:user-defined meta:name="Info 2"/>
    <meta:user-defined meta:name="Info 3"/>
    <meta:user-defined meta:name="Info 4"/>
    <meta:document-statistic meta:table-count="3" meta:cell-count="432"/>
  </office:meta>
</office:document-meta>
</file>